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5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3.3992in"/>
    </style:style>
    <style:style style:name="co4" style:family="table-column">
      <style:table-column-properties fo:break-before="auto" style:column-width="1.8264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PU Board BOM</text:p>
          </table:table-cell>
          <table:table-cell table:style-name="Default" table:number-columns-repeated="4"/>
        </table:table-row>
        <table:table-row table:style-name="ro2">
          <table:table-cell table:style-name="Default" table:number-columns-repeated="5"/>
        </table:table-row>
        <table:table-row table:style-name="ro3">
          <table:table-cell office:value-type="string">
            <text:p>Reference_Designator(s)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PN_Digi-Key</text:p>
          </table:table-cell>
          <table:table-cell office:value-type="string">
            <text:p>PN_Jameco</text:p>
          </table:table-cell>
        </table:table-row>
        <table:table-row table:style-name="ro2">
          <table:table-cell office:value-type="string">
            <text:p>BOM_1</text:p>
          </table:table-cell>
          <table:table-cell office:value-type="string">
            <text:p><text:s text:c="2"/>1</text:p>
          </table:table-cell>
          <table:table-cell office:value-type="string">
            <text:p>Cabinet Aluminum 4.0"x2.2"x1.6" BOM Only Part</text:p>
          </table:table-cell>
          <table:table-cell office:value-type="string">
            <text:p>HM609-ND</text:p>
          </table:table-cell>
          <table:table-cell/>
        </table:table-row>
        <table:table-row table:style-name="ro3">
          <table:table-cell office:value-type="string">
            <text:p>BOM_2,BOM_3,BOM_4,BOM_5</text:p>
          </table:table-cell>
          <table:table-cell office:value-type="string">
            <text:p><text:s text:c="2"/>4</text:p>
          </table:table-cell>
          <table:table-cell office:value-type="string">
            <text:p>Feet - Bumpons BOM Only Part</text:p>
          </table:table-cell>
          <table:table-cell office:value-type="string">
            <text:p>SJ5012-0-ND</text:p>
          </table:table-cell>
          <table:table-cell office:value-type="float" office:value="142658">
            <text:p>142658</text:p>
          </table:table-cell>
        </table:table-row>
        <table:table-row table:style-name="ro2">
          <table:table-cell office:value-type="string">
            <text:p>BOM_6,BOM_7</text:p>
          </table:table-cell>
          <table:table-cell office:value-type="string">
            <text:p><text:s text:c="2"/>2</text:p>
          </table:table-cell>
          <table:table-cell office:value-type="string">
            <text:p>BNC Jack 50 Ohm Panel Mount BOM Only Part</text:p>
          </table:table-cell>
          <table:table-cell/>
          <table:table-cell office:value-type="float" office:value="355178">
            <text:p>355178</text:p>
          </table:table-cell>
        </table:table-row>
        <table:table-row table:style-name="ro2">
          <table:table-cell office:value-type="string">
            <text:p>BOM_8,BOM_9</text:p>
          </table:table-cell>
          <table:table-cell office:value-type="string">
            <text:p><text:s text:c="2"/>2</text:p>
          </table:table-cell>
          <table:table-cell office:value-type="string">
            <text:p>RG174/U Cable - Cut to Length 4.5" BOM Only Part</text:p>
          </table:table-cell>
          <table:table-cell/>
          <table:table-cell office:value-type="float" office:value="644818">
            <text:p>644818</text:p>
          </table:table-cell>
        </table:table-row>
        <table:table-row table:style-name="ro2">
          <table:table-cell office:value-type="string">
            <text:p>BOM_10,BOM_11</text:p>
          </table:table-cell>
          <table:table-cell office:value-type="string">
            <text:p><text:s text:c="2"/>2</text:p>
          </table:table-cell>
          <table:table-cell office:value-type="string">
            <text:p>Card Guide - Custom BOM Only Part</text:p>
          </table:table-cell>
          <table:table-cell table:number-columns-repeated="2"/>
        </table:table-row>
        <table:table-row table:style-name="ro2">
          <table:table-cell office:value-type="string">
            <text:p>BOM_12</text:p>
          </table:table-cell>
          <table:table-cell office:value-type="string">
            <text:p><text:s text:c="2"/>1</text:p>
          </table:table-cell>
          <table:table-cell office:value-type="string">
            <text:p>Top Cabinet Label - Custom BOM Only Part</text:p>
          </table:table-cell>
          <table:table-cell table:number-columns-repeated="2"/>
        </table:table-row>
        <table:table-row table:style-name="ro2">
          <table:table-cell office:value-type="string">
            <text:p>BOM_13</text:p>
          </table:table-cell>
          <table:table-cell office:value-type="string">
            <text:p><text:s text:c="2"/>1</text:p>
          </table:table-cell>
          <table:table-cell office:value-type="string">
            <text:p>Front Cabinet Label - Custom BOM Only Part</text:p>
          </table:table-cell>
          <table:table-cell table:number-columns-repeated="2"/>
        </table:table-row>
        <table:table-row table:style-name="ro2">
          <table:table-cell office:value-type="string">
            <text:p>BOM_14</text:p>
          </table:table-cell>
          <table:table-cell office:value-type="string">
            <text:p><text:s text:c="2"/>1</text:p>
          </table:table-cell>
          <table:table-cell office:value-type="string">
            <text:p>Rear Cabinet Label - Custom BOM Only Part</text:p>
          </table:table-cell>
          <table:table-cell table:number-columns-repeated="2"/>
        </table:table-row>
        <table:table-row table:style-name="ro2">
          <table:table-cell office:value-type="string">
            <text:p>C1,C5,C6,C22</text:p>
          </table:table-cell>
          <table:table-cell office:value-type="string">
            <text:p><text:s text:c="2"/>4</text:p>
          </table:table-cell>
          <table:table-cell office:value-type="string">
            <text:p>1.0uF +80% -20% 25V Y5V 0805</text:p>
          </table:table-cell>
          <table:table-cell office:value-type="string">
            <text:p>311-1358-1-ND</text:p>
          </table:table-cell>
          <table:table-cell/>
        </table:table-row>
        <table:table-row table:style-name="ro2">
          <table:table-cell office:value-type="string">
            <text:p>C2</text:p>
          </table:table-cell>
          <table:table-cell office:value-type="string">
            <text:p><text:s text:c="2"/>1</text:p>
          </table:table-cell>
          <table:table-cell office:value-type="string">
            <text:p>470nF 10% 16V X7R 0805</text:p>
          </table:table-cell>
          <table:table-cell office:value-type="string">
            <text:p>311-1364-1-ND</text:p>
          </table:table-cell>
          <table:table-cell/>
        </table:table-row>
        <table:table-row table:style-name="ro2">
          <table:table-cell office:value-type="string">
            <text:p>C3,C4</text:p>
          </table:table-cell>
          <table:table-cell office:value-type="string">
            <text:p><text:s text:c="2"/>2</text:p>
          </table:table-cell>
          <table:table-cell office:value-type="string">
            <text:p>22pF 5% 50V C0G 0603</text:p>
          </table:table-cell>
          <table:table-cell office:value-type="string">
            <text:p>399-1053-1-ND</text:p>
          </table:table-cell>
          <table:table-cell/>
        </table:table-row>
        <table:table-row table:style-name="ro2">
          <table:table-cell office:value-type="string">
            <text:p>C7,C24,C25</text:p>
          </table:table-cell>
          <table:table-cell office:value-type="string">
            <text:p><text:s text:c="2"/>3</text:p>
          </table:table-cell>
          <table:table-cell office:value-type="string">
            <text:p>10uF +80% -20% 16V Y5V 0805</text:p>
          </table:table-cell>
          <table:table-cell office:value-type="string">
            <text:p>490-3347-1-ND</text:p>
          </table:table-cell>
          <table:table-cell/>
        </table:table-row>
        <table:table-row table:style-name="ro2">
          <table:table-cell office:value-type="string">
            <text:p>C8,C10,C12,C16</text:p>
          </table:table-cell>
          <table:table-cell office:value-type="string">
            <text:p><text:s text:c="2"/>4</text:p>
          </table:table-cell>
          <table:table-cell office:value-type="string">
            <text:p>100uF 20% 35V Alum Radial</text:p>
          </table:table-cell>
          <table:table-cell office:value-type="string">
            <text:p>P5165-ND</text:p>
          </table:table-cell>
          <table:table-cell/>
        </table:table-row>
        <table:table-row table:style-name="ro2">
          <table:table-cell office:value-type="string">
            <text:p>C9,C14,C15,C19,C20</text:p>
          </table:table-cell>
          <table:table-cell office:value-type="string">
            <text:p><text:s text:c="2"/>5</text:p>
          </table:table-cell>
          <table:table-cell office:value-type="string">
            <text:p>0.1uF 10% 50V X7R 0805</text:p>
          </table:table-cell>
          <table:table-cell office:value-type="string">
            <text:p>399-1170-1-ND</text:p>
          </table:table-cell>
          <table:table-cell/>
        </table:table-row>
        <table:table-row table:style-name="ro2">
          <table:table-cell office:value-type="string">
            <text:p>C11</text:p>
          </table:table-cell>
          <table:table-cell office:value-type="string">
            <text:p><text:s text:c="2"/>1</text:p>
          </table:table-cell>
          <table:table-cell office:value-type="string">
            <text:p>0.001uF 10% 50V X7R 0805</text:p>
          </table:table-cell>
          <table:table-cell office:value-type="string">
            <text:p>399-1147-1-ND</text:p>
          </table:table-cell>
          <table:table-cell/>
        </table:table-row>
        <table:table-row table:style-name="ro2">
          <table:table-cell office:value-type="string">
            <text:p>C13,C18</text:p>
          </table:table-cell>
          <table:table-cell office:value-type="string">
            <text:p><text:s text:c="2"/>2</text:p>
          </table:table-cell>
          <table:table-cell office:value-type="string">
            <text:p>470uF 20% 35V Alum Radial</text:p>
          </table:table-cell>
          <table:table-cell office:value-type="string">
            <text:p>493-1084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<text:s text:c="2"/>1</text:p>
          </table:table-cell>
          <table:table-cell office:value-type="string">
            <text:p>1500pF 10% 100V X7R 0805</text:p>
          </table:table-cell>
          <table:table-cell office:value-type="string">
            <text:p>445-4429-1-ND</text:p>
          </table:table-cell>
          <table:table-cell/>
        </table:table-row>
        <table:table-row table:style-name="ro2">
          <table:table-cell office:value-type="string">
            <text:p>C21,C23</text:p>
          </table:table-cell>
          <table:table-cell office:value-type="string">
            <text:p><text:s text:c="2"/>2</text:p>
          </table:table-cell>
          <table:table-cell office:value-type="string">
            <text:p>330pF 5% 50V C0G 0603</text:p>
          </table:table-cell>
          <table:table-cell office:value-type="string">
            <text:p>399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<text:s text:c="2"/>1</text:p>
          </table:table-cell>
          <table:table-cell office:value-type="string">
            <text:p>1N4148 Signal Diode: DO-35-SMT</text:p>
          </table:table-cell>
          <table:table-cell office:value-type="string">
            <text:p>1N4148FS-ND</text:p>
          </table:table-cell>
          <table:table-cell/>
        </table:table-row>
        <table:table-row table:style-name="ro3">
          <table:table-cell office:value-type="string">
            <text:p>D2</text:p>
          </table:table-cell>
          <table:table-cell office:value-type="string">
            <text:p><text:s text:c="2"/>1</text:p>
          </table:table-cell>
          <table:table-cell office:value-type="string">
            <text:p>MMSZ5232B Zener Diode 5.6V 0.5W: SOD-123</text:p>
          </table:table-cell>
          <table:table-cell office:value-type="string">
            <text:p>MMSZ5232B-FDICT-ND</text:p>
          </table:table-cell>
          <table:table-cell/>
        </table:table-row>
        <table:table-row table:style-name="ro3">
          <table:table-cell office:value-type="string">
            <text:p>D4,D5</text:p>
          </table:table-cell>
          <table:table-cell office:value-type="string">
            <text:p><text:s text:c="2"/>2</text:p>
          </table:table-cell>
          <table:table-cell office:value-type="string">
            <text:p>1N5819 Schottky Diode: DO-41</text:p>
          </table:table-cell>
          <table:table-cell office:value-type="string">
            <text:p>1N5819DICT-ND</text:p>
          </table:table-cell>
          <table:table-cell office:value-type="float" office:value="177965">
            <text:p>177965</text:p>
          </table:table-cell>
        </table:table-row>
        <table:table-row table:style-name="ro3">
          <table:table-cell office:value-type="string">
            <text:p>F1</text:p>
          </table:table-cell>
          <table:table-cell office:value-type="string">
            <text:p><text:s text:c="2"/>1</text:p>
          </table:table-cell>
          <table:table-cell office:value-type="string">
            <text:p>0.5A PolySwitch Resetable Fuse</text:p>
          </table:table-cell>
          <table:table-cell office:value-type="string">
            <text:p>MINISMDC050FCT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<text:s text:c="2"/>1</text:p>
          </table:table-cell>
          <table:table-cell office:value-type="string">
            <text:p>Cut Strap 1 x 2 0.025 pin 0.1 space</text:p>
          </table:table-cell>
          <table:table-cell table:number-columns-repeated="2"/>
        </table:table-row>
        <table:table-row table:style-name="ro2">
          <table:table-cell office:value-type="string">
            <text:p>J2</text:p>
          </table:table-cell>
          <table:table-cell office:value-type="string">
            <text:p><text:s text:c="2"/>1</text:p>
          </table:table-cell>
          <table:table-cell office:value-type="string">
            <text:p>1 x 7 Square Pin Conn 0.025 pin 0.1 space</text:p>
          </table:table-cell>
          <table:table-cell office:value-type="string">
            <text:p>S1211E-36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<text:s text:c="2"/>1</text:p>
          </table:table-cell>
          <table:table-cell office:value-type="string">
            <text:p>1 x 18 Square Pin Conn 0.025 pin 0.1 space</text:p>
          </table:table-cell>
          <table:table-cell office:value-type="string">
            <text:p>S1211E-36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<text:s text:c="2"/>1</text:p>
          </table:table-cell>
          <table:table-cell office:value-type="string">
            <text:p>1 x 6 Square Pin Conn 0.025 pin 0.1 space</text:p>
          </table:table-cell>
          <table:table-cell office:value-type="string">
            <text:p>S1211E-36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<text:s text:c="2"/>1</text:p>
          </table:table-cell>
          <table:table-cell office:value-type="string">
            <text:p>USB-B Right Angle Thru Hole</text:p>
          </table:table-cell>
          <table:table-cell office:value-type="string">
            <text:p>151-1121-ND</text:p>
          </table:table-cell>
          <table:table-cell/>
        </table:table-row>
        <table:table-row table:style-name="ro2">
          <table:table-cell office:value-type="string">
            <text:p>L1,L2</text:p>
          </table:table-cell>
          <table:table-cell office:value-type="string">
            <text:p><text:s text:c="2"/>2</text:p>
          </table:table-cell>
          <table:table-cell office:value-type="string">
            <text:p>100uH Inductor: 0.80A Shielded SMT</text:p>
          </table:table-cell>
          <table:table-cell office:value-type="string">
            <text:p>308-1424-1-ND</text:p>
          </table:table-cell>
          <table:table-cell/>
        </table:table-row>
        <table:table-row table:style-name="ro2">
          <table:table-cell office:value-type="string">
            <text:p>L3,L4</text:p>
          </table:table-cell>
          <table:table-cell office:value-type="string">
            <text:p><text:s text:c="2"/>2</text:p>
          </table:table-cell>
          <table:table-cell office:value-type="string">
            <text:p>10uH Inductor: 0.70A Shielded SMT 1210</text:p>
          </table:table-cell>
          <table:table-cell office:value-type="string">
            <text:p>490-5340-1-ND</text:p>
          </table:table-cell>
          <table:table-cell/>
        </table:table-row>
        <table:table-row table:style-name="ro2">
          <table:table-cell office:value-type="string">
            <text:p>R2,R3,R5,R12,R14</text:p>
          </table:table-cell>
          <table:table-cell office:value-type="string">
            <text:p><text:s text:c="2"/>5</text:p>
          </table:table-cell>
          <table:table-cell office:value-type="string">
            <text:p>1.00K 1/8W 1% 0805</text:p>
          </table:table-cell>
          <table:table-cell office:value-type="string">
            <text:p>311-1.00KCRCT-ND</text:p>
          </table:table-cell>
          <table:table-cell/>
        </table:table-row>
        <table:table-row table:style-name="ro2">
          <table:table-cell office:value-type="string">
            <text:p>R4,R6,R7,R8,R9,R33,R34,R35</text:p>
          </table:table-cell>
          <table:table-cell office:value-type="string">
            <text:p><text:s text:c="2"/>8</text:p>
          </table:table-cell>
          <table:table-cell office:value-type="string">
            <text:p>10.0K 1/8W 1% 0805</text:p>
          </table:table-cell>
          <table:table-cell office:value-type="string">
            <text:p>311-10.0KCRCT-ND</text:p>
          </table:table-cell>
          <table:table-cell/>
        </table:table-row>
        <table:table-row table:style-name="ro2">
          <table:table-cell office:value-type="string">
            <text:p>R17,R18,R32</text:p>
          </table:table-cell>
          <table:table-cell office:value-type="string">
            <text:p><text:s text:c="2"/>3</text:p>
          </table:table-cell>
          <table:table-cell office:value-type="string">
            <text:p>DNI Do Not Install - 1/8W 1% 0805</text:p>
          </table:table-cell>
          <table:table-cell office:value-type="string">
            <text:p>No P/N</text:p>
          </table:table-cell>
          <table:table-cell/>
        </table:table-row>
        <table:table-row table:style-name="ro2">
          <table:table-cell office:value-type="string">
            <text:p>R21,R22,R27,R28</text:p>
          </table:table-cell>
          <table:table-cell office:value-type="string">
            <text:p><text:s text:c="2"/>4</text:p>
          </table:table-cell>
          <table:table-cell office:value-type="string">
            <text:p>1.00 1/8W 1% 0805</text:p>
          </table:table-cell>
          <table:table-cell office:value-type="string">
            <text:p>311-1.00CR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<text:s text:c="2"/>1</text:p>
          </table:table-cell>
          <table:table-cell office:value-type="string">
            <text:p>100 1/8W 1% 0805</text:p>
          </table:table-cell>
          <table:table-cell office:value-type="string">
            <text:p>311-100CRCT-ND</text:p>
          </table:table-cell>
          <table:table-cell/>
        </table:table-row>
        <table:table-row table:style-name="ro2">
          <table:table-cell office:value-type="string">
            <text:p>R24,R31</text:p>
          </table:table-cell>
          <table:table-cell office:value-type="string">
            <text:p><text:s text:c="2"/>2</text:p>
          </table:table-cell>
          <table:table-cell office:value-type="string">
            <text:p>8.20K 1/8W 1% 0805</text:p>
          </table:table-cell>
          <table:table-cell office:value-type="string">
            <text:p>311-8.20KCRCT-ND</text:p>
          </table:table-cell>
          <table:table-cell/>
        </table:table-row>
        <table:table-row table:style-name="ro2">
          <table:table-cell office:value-type="string">
            <text:p>R25,R26,R29,R30</text:p>
          </table:table-cell>
          <table:table-cell office:value-type="string">
            <text:p><text:s text:c="2"/>4</text:p>
          </table:table-cell>
          <table:table-cell office:value-type="string">
            <text:p>470 1/8W 1% 0805</text:p>
          </table:table-cell>
          <table:table-cell office:value-type="string">
            <text:p>311-470CRCT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<text:s text:c="2"/>1</text:p>
          </table:table-cell>
          <table:table-cell office:value-type="string">
            <text:p>MAX118 ADC 8 Ch 1MHz: SSOP-28</text:p>
          </table:table-cell>
          <table:table-cell office:value-type="string">
            <text:p>MAX118CAI+-ND</text:p>
          </table:table-cell>
          <table:table-cell/>
        </table:table-row>
        <table:table-row table:style-name="ro3">
          <table:table-cell office:value-type="string">
            <text:p>U2</text:p>
          </table:table-cell>
          <table:table-cell office:value-type="string">
            <text:p><text:s text:c="2"/>1</text:p>
          </table:table-cell>
          <table:table-cell office:value-type="string">
            <text:p>PIC16F887 MicroController: TQFP-44</text:p>
          </table:table-cell>
          <table:table-cell office:value-type="string">
            <text:p>PIC16F887-I/PT-ND</text:p>
          </table:table-cell>
          <table:table-cell/>
        </table:table-row>
        <table:table-row table:style-name="ro2">
          <table:table-cell office:value-type="string">
            <text:p>U4,U5</text:p>
          </table:table-cell>
          <table:table-cell office:value-type="string">
            <text:p><text:s text:c="2"/>2</text:p>
          </table:table-cell>
          <table:table-cell office:value-type="string">
            <text:p>MC34063A Switching Regulator: SOIC-8</text:p>
          </table:table-cell>
          <table:table-cell office:value-type="string">
            <text:p>MC34063ADR2GOSCT-ND</text:p>
          </table:table-cell>
          <table:table-cell/>
        </table:table-row>
        <table:table-row table:style-name="ro2">
          <table:table-cell office:value-type="string">
            <text:p>X1</text:p>
          </table:table-cell>
          <table:table-cell office:value-type="string">
            <text:p><text:s text:c="2"/>1</text:p>
          </table:table-cell>
          <table:table-cell office:value-type="string">
            <text:p>20.00MHz XTAL: HC49 Vertical</text:p>
          </table:table-cell>
          <table:table-cell office:value-type="string">
            <text:p>X439-ND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15:4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Jonathan Weaver</meta:printed-by>
    <meta:print-date>2013-08-19T15:46:36.52</meta:print-date>
    <meta:generator>OpenOffice.org/3.4.1$Win32 OpenOffice.org_project/341m1$Build-9593</meta:generator>
    <meta:document-statistic meta:table-count="1" meta:cell-count="163" meta:object-count="0"/>
  </office:meta>
</office:document-meta>
</file>